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0b238" officeooo:paragraph-rsid="0000b238" style:font-size-asian="16pt" style:font-size-complex="16pt"/>
    </style:style>
    <style:style style:name="P2" style:family="paragraph" style:parent-style-name="Standard">
      <style:text-properties fo:font-size="16pt" fo:font-style="italic" fo:font-weight="bold" officeooo:rsid="0000b238" officeooo:paragraph-rsid="0000b238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ached Chicken</text:p>
      <text:p text:style-name="P1"/>
      <text:p text:style-name="P1">Start with 4 quarts of cold water. Add 1/4 cup table salt, 2 tablespoons sugar, 1/2 cup Worcestershire Sauce, and 5 smashed cloves of garlic to the water.</text:p>
      <text:p text:style-name="P1"/>
      <text:p text:style-name="P1">Place chicken between two pieces of plastic wrap. Pound chicken to a uniform thickness, approximately 3/4” thick. Place chicken on the steamer basket and submerge in brine. Let the chicken sit in the brine for 30 minutes with <text:span text:style-name="T1">NO HEAT</text:span> applied.</text:p>
      <text:p text:style-name="P1"/>
      <text:p text:style-name="P1">Heat the pot, uncovered, over medium heat for 15-20 minutes, stirring the brine occasionally. Heat the liquid until it reaches 175 degrees.</text:p>
      <text:p text:style-name="P1"/>
      <text:p text:style-name="P1">Cover the pot and remove from heat. Let stand for 17-22 minutes, until the chicken's internal temperature is 160 degrees. </text:p>
      <text:p text:style-name="P1"/>
      <text:p text:style-name="P1">Slice or sh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01:31:19.288788714</meta:creation-date>
    <dc:date>2015-11-01T01:41:25.721457600</dc:date>
    <meta:editing-duration>PT10M5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6" meta:word-count="116" meta:character-count="687" meta:non-whitespace-character-count="576"/>
  </office:meta>
</office:document-meta>
</file>